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d05"/>
    </style:style>
    <style:style style:name="P2" style:family="paragraph" style:parent-style-name="Standard">
      <style:paragraph-properties fo:text-align="center" style:justify-single-word="false"/>
      <style:text-properties officeooo:rsid="000e0d4d" officeooo:paragraph-rsid="000e0d4d"/>
    </style:style>
    <style:style style:name="P3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0.7504in" svg:height="0.4169in" svg:x="2.6118in" svg:y="0.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frame text:anchor-type="paragraph" draw:z-index="1" draw:style-name="gr2" svg:width="0.8961in" svg:height="0.2921in" svg:x="2.5283in" svg:y="0.0945in"><draw:text-box><text:p text:style-name="P3">START</text:p></draw:text-box></draw:frame></text:p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8:19:42.281793530</meta:creation-date>
    <meta:print-date>2015-08-20T19:52:27.354817204</meta:print-date>
    <dc:date>2015-08-20T20:13:18.870809181</dc:date>
    <meta:editing-duration>PT8M1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